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6" style:family="paragraph" style:parent-style-name="Standard">
      <style:text-properties fo:font-weight="bold" style:font-weight-asian="bold" style:font-name-complex="David" style:font-weight-complex="bold"/>
    </style:style>
    <style:style style:name="P7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4"><text:span text:style-name="T5">נתונים עיקריים לשלבים הראשונים לטיפול באירוע</text:span></text:p>
      <text:p text:style-name="Standard"><text:span text:style-name="T4">תיק <text:s/></text:span><text:span text:style-name="T6">: </text:span></text:p>
      <text:p text:style-name="P5"/>
      <text:p text:style-name="Standard"><text:span text:style-name="T4">שם העסק/מבנה</text:span><text:span text:style-name="T3"> <text:s text:c="2"/></text:span><text:span text:style-name="T1"><text:s text:c="2"/>תחנת משטרת ראשון</text:span></text:p>
      <text:p text:style-name="P6"/>
      <text:p text:style-name="Standard"><text:span text:style-name="T4">כתובת</text:span><text:span text:style-name="T3"> </text:span><text:span text:style-name="T4"><text:s text:c="2"/></text:span><text:span text:style-name="T1">זבוטינסקי 116</text:span></text:p>
      <text:p text:style-name="P6"/>
      <text:p text:style-name="Standard"><text:span text:style-name="T4">טלפון</text:span><text:span text:style-name="T1"> <text:s text:c="20"/></text:span><text:span text:style-name="T4">9609445</text:span></text:p>
      <text:p text:style-name="P6"/>
      <text:p text:style-name="Standard"><text:span text:style-name="T4">המפתחות נמצאים <text:s/>פתוח 24 שעות</text:span><text:span text:style-name="T1"> <text:s/></text:span></text:p>
      <text:p text:style-name="P3"/>
      <text:p text:style-name="Standard"><text:span text:style-name="T4">מיקום מפסק זרם ראשי</text:span><text:span text:style-name="T1"> <text:s text:c="2"/>חדר חשמל ראשי בקרקע צד מז' מתג חשמל ראשי חיוני+ מתג נמצא בדלפק כניסה ראשי</text:span></text:p>
      <text:p text:style-name="P3"/>
      <text:p text:style-name="Standard"><text:span text:style-name="T4">גנרטור: </text:span><text:span text:style-name="T1">קיים</text:span></text:p>
      <text:p text:style-name="Standard"><text:span text:style-name="T4"><text:s/>מיקום ברזי כיבוי עיקריים "3</text:span><text:span text:style-name="T1"> <text:s/>מסביב למבנה ובחזית ראשית 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ורי עצאקי</text:span></text:p>
          </table:table-cell>
          <table:table-cell table:style-name="Table2.A1" office:value-type="string">
            <text:p text:style-name="Standard"><text:span text:style-name="T1">מנהל אחזק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7-702723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דורון ליבוביץ</text:span></text:p>
          </table:table-cell>
          <table:table-cell table:style-name="Table2.A1" office:value-type="string">
            <text:p text:style-name="Standard"><text:span text:style-name="T1">ק. מחשוב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221321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7"><text:span text:style-name="T3"><text:tab/></text:span></text:p>
      <text:p text:style-name="P7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יש צובר גפ"מ לשימוש <text:s/>מטבח חימום מים. חדר טרפו מג במרתף תחתון מסדרון אחורי צד מז'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של המבנה . מטבח בישול . נשקיה הנמצאת בקרקע צפוני בסמוך יש חדר תחמושת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3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שם החומר</text:span></text:p>
          </table:table-cell>
          <table:table-cell table:style-name="Table4.A1" office:value-type="string">
            <text:p text:style-name="P4"><text:span text:style-name="T1">מס' או"מ</text:span></text:p>
          </table:table-cell>
          <table:table-cell table:style-name="Table4.A1" office:value-type="string">
            <text:p text:style-name="P4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במבנה מע' כיבוי ספרינקלרים וגלאים. בחדר שנאים יש מע' פריאקשיין. יש חדר משאבות עם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אגר מים במרתף צד צפ' מז'. ברזי הסנקה נמצאים בחזית המבנה באדנית קח זבוטינסקי פינת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גרשון מן . תחתון ברחבת חנייה בצד' הצפ' של המבנה. נשקיה נמצא בקרקע צד צפוני בפרוזדור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יד מדרגות מרכזי תאי מעצר בסמוך יש חדר תחמושת. תאי מעצר נמצאים בקרקע צד דרומי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מטבח נמצא בקרקע בצד צפוני סמוך ליציאה לחנייה חיצונית. גנרטור חרום נמצא בצד המז'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מסדרון מרתף תחתון. כל מתגי פיקוד נמצאים בדלפק כניסה למבנה, חלונות חילוץ נמצאים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כל קומה בצד מע' על רח' זבוטנסקי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5</meta:editing-cycles>
    <meta:print-date>2012-01-05T12:00:00</meta:print-date>
    <meta:creation-date>2014-03-30T12:44:00</meta:creation-date>
    <dc:date>2014-04-07T13:42:00</dc:date>
    <meta:editing-duration>PT16S</meta:editing-duration>
    <meta:generator>OpenOffice/4.0.1$Win32 OpenOffice.org_project/401m5$Build-9714</meta:generator>
    <meta:document-statistic meta:table-count="6" meta:image-count="0" meta:object-count="0" meta:page-count="2" meta:paragraph-count="56" meta:word-count="279" meta:character-count="18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